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14d" officeooo:paragraph-rsid="0015a14d"/>
    </style:style>
    <style:style style:name="P2" style:family="paragraph" style:parent-style-name="Standard">
      <style:text-properties fo:color="#0066b3" officeooo:rsid="0015a14d" officeooo:paragraph-rsid="0015a14d"/>
    </style:style>
    <style:style style:name="P3" style:family="paragraph" style:parent-style-name="Standard">
      <style:text-properties fo:color="#0066b3" fo:font-weight="bold" officeooo:rsid="0015a14d" officeooo:paragraph-rsid="0015a14d" style:font-weight-asian="bold" style:font-weight-complex="bold"/>
    </style:style>
    <style:style style:name="P4" style:family="paragraph" style:parent-style-name="Standard">
      <style:text-properties officeooo:paragraph-rsid="0015a14d"/>
    </style:style>
    <style:style style:name="P5" style:family="paragraph" style:parent-style-name="Standard" style:list-style-name="L1">
      <style:text-properties fo:color="#ef413d" officeooo:rsid="0015a14d" officeooo:paragraph-rsid="0015a14d"/>
    </style:style>
    <style:style style:name="P6" style:family="paragraph" style:parent-style-name="Standard" style:list-style-name="L2">
      <style:text-properties fo:color="#ef413d" officeooo:rsid="001649e0" officeooo:paragraph-rsid="001649e0"/>
    </style:style>
    <style:style style:name="P7" style:family="paragraph" style:parent-style-name="Standard" style:list-style-name="L3">
      <style:text-properties fo:color="#ef413d" officeooo:rsid="00168587" officeooo:paragraph-rsid="00168587"/>
    </style:style>
    <style:style style:name="P8" style:family="paragraph" style:parent-style-name="Standard" style:list-style-name="L1">
      <style:text-properties fo:color="#f3715a" officeooo:rsid="0015a14d" officeooo:paragraph-rsid="0015a14d"/>
    </style:style>
    <style:style style:name="P9" style:family="paragraph" style:parent-style-name="Standard">
      <style:text-properties fo:color="#f3715a" officeooo:rsid="0015a14d" officeooo:paragraph-rsid="0015a14d"/>
    </style:style>
    <style:style style:name="T1" style:family="text">
      <style:text-properties fo:color="#0066b3" officeooo:rsid="0015a14d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officeooo:rsid="00183fad"/>
    </style:style>
    <style:style style:name="T5" style:family="text">
      <style:text-properties officeooo:rsid="00183f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rver Dirs:</text:p>
      <text:p text:style-name="P1"/>
      <text:p text:style-name="P4"><text:span text:style-name="T1">gen_pos : </text:span></text:p>
      <text:list xml:id="list524095667" text:style-name="L1">
        <text:list-item>
          <text:p text:style-name="P5">RF000***:</text:p>
          <text:list>
            <text:list-item>
              <text:p text:style-name="P8">results: EMPTY</text:p>
            </text:list-item>
            <text:list-item>
              <text:p text:style-name="P8">RF000***.fa (GenomeFile generated by Infernal)</text:p>
            </text:list-item>
            <text:list-item>
              <text:p text:style-name="P8">RF000***.msa ( Seed of RF000***)</text:p>
            </text:list-item>
            <text:list-item>
              <text:p text:style-name="P8">RF000***.pos ( refPos table)</text:p>
            </text:list-item>
            <text:list-item>
              <text:p text:style-name="P8">RF000***.ppos</text:p>
            </text:list-item>
            <text:list-item>
              <text:p text:style-name="P8">RF000***.tbl</text:p>
            </text:list-item>
            <text:list-item>
              <text:p text:style-name="P8">RF000***.pfa</text:p>
            </text:list-item>
          </text:list>
        </text:list-item>
      </text:list>
      <text:p text:style-name="P9"><text:s text:c="3"/></text:p>
      <text:p text:style-name="P2"/>
      <text:p text:style-name="P2">repo:</text:p>
      <text:list xml:id="list757273339" text:style-name="L2">
        <text:list-item>
          <text:p text:style-name="P6">RNAMotif (git synchronised project)</text:p>
        </text:list-item>
        <text:list-item>
          <text:p text:style-name="P6">boost</text:p>
        </text:list-item>
        <text:list-item>
          <text:p text:style-name="P6">seqan</text:p>
        </text:list-item>
        <text:list-item>
          <text:p text:style-name="P6">glpk</text:p>
        </text:list-item>
      </text:list>
      <text:p text:style-name="P2"/>
      <text:p text:style-name="P2"/>
      <text:p text:style-name="P2">server_results:</text:p>
      <text:list xml:id="list1293583589" text:style-name="L3">
        <text:list-item>
          <text:p text:style-name="P7">ground (template dir structure to copy paste for new project results)</text:p>
          <text:list>
            <text:list-item>
              <text:p text:style-name="P7">RNAmotif C++ executable</text:p>
            </text:list-item>
            <text:list-item>
              <text:p text:style-name="P7">statDir for every threshhold <text:span text:style-name="T5">(containing stat (RF000***_stat_**.txt)for every RFAM Seed)</text:span></text:p>
            </text:list-item>
          </text:list>
        </text:list-item>
        <text:list-item>
          <text:p text:style-name="P7">likeMaster</text:p>
          <text:list>
            <text:list-item>
              <text:p text:style-name="P7">like </text:p>
            </text:list-item>
          </text:list>
        </text:list-item>
        <text:list-item>
          <text:p text:style-name="P7">...further projects</text:p>
        </text:list-item>
        <text:list-item>
          <text:p text:style-name="P7">Scripts</text:p>
          <text:list>
            <text:list-item>
              <text:p text:style-name="P7">rnamotif.sh</text:p>
            </text:list-item>
            <text:list-item>
              <text:p text:style-name="P7">spec_spec.py (after computing ./RNAMotif this pyScript creates and safes results for sens and spec into project_dir (e.g. „likeMaster“)</text:p>
            </text:list-item>
            <text:list-item>
              <text:p text:style-name="P7">split_data.py (used once for splitting RFAM<text:span text:style-name="T3">Ω</text:span> Seeds into one file for every Seed<text:span text:style-name="T2">RF</text:span><text:span text:style-name="T4">000</text:span><text:span text:style-name="T2">**</text:span>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07:36:39.314361828</meta:creation-date>
    <dc:date>2019-11-12T08:07:56.347618298</dc:date>
    <meta:editing-duration>PT10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16" meta:character-count="736" meta:non-whitespace-character-count="662"/>
  </office:meta>
</office:document-meta>
</file>